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BeanCoreAnnotationProcessor.FormBeanCoreAnnotationProcessor( AnnotationTypeDeclaration [ ] annotationTypeDecls , CoreAnnotationProcessorEnv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BeanCoreAnnotationProcessor.getGenerator( ClassDeclaration decl , Diagnostics diagnosti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BeanCoreAnnotationProcessor.getChecker( ClassDeclaration decl , Diagnostics diagnostic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